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RobotoDraft, Helvetica, Arial, sans-serif"/>
    <style:font-face style:name="Verdana" svg:font-family="Verdana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5118in" table:align="left"/>
    </style:style>
    <style:style style:name="Table1.A" style:family="table-column">
      <style:table-column-properties style:column-width="1.3028in"/>
    </style:style>
    <style:style style:name="Table1.B" style:family="table-column">
      <style:table-column-properties style:column-width="2.6347in"/>
    </style:style>
    <style:style style:name="Table1.C" style:family="table-column">
      <style:table-column-properties style:column-width="0.0368in"/>
    </style:style>
    <style:style style:name="Table1.D" style:family="table-column">
      <style:table-column-properties style:column-width="0.5375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1.2715in" table:align="left"/>
    </style:style>
    <style:style style:name="Table2.A" style:family="table-column">
      <style:table-column-properties style:column-width="1.2715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4854in" table:align="left"/>
    </style:style>
    <style:style style:name="Table3.A" style:family="table-column">
      <style:table-column-properties style:column-width="0.4854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3.5583in" table:align="left"/>
    </style:style>
    <style:style style:name="Table4.A" style:family="table-column">
      <style:table-column-properties style:column-width="0.6007in"/>
    </style:style>
    <style:style style:name="Table4.B" style:family="table-column">
      <style:table-column-properties style:column-width="2.9576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5.4903in" table:align="left"/>
    </style:style>
    <style:style style:name="Table5.A" style:family="table-column">
      <style:table-column-properties style:column-width="1.3028in"/>
    </style:style>
    <style:style style:name="Table5.B" style:family="table-column">
      <style:table-column-properties style:column-width="2.6243in"/>
    </style:style>
    <style:style style:name="Table5.C" style:family="table-column">
      <style:table-column-properties style:column-width="0.0368in"/>
    </style:style>
    <style:style style:name="Table5.D" style:family="table-column">
      <style:table-column-properties style:column-width="1.5264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1.2715in" table:align="left"/>
    </style:style>
    <style:style style:name="Table6.A" style:family="table-column">
      <style:table-column-properties style:column-width="1.2715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1.4743in" table:align="left"/>
    </style:style>
    <style:style style:name="Table7.A" style:family="table-column">
      <style:table-column-properties style:column-width="1.4743in"/>
    </style:style>
    <style:style style:name="Table7.A1" style:family="table-cell">
      <style:table-cell-properties style:vertical-align="middle"/>
    </style:style>
    <style:style style:name="P1" style:family="paragraph" style:parent-style-name="Text_20_body">
      <style:paragraph-properties fo:margin-left="0in" fo:margin-right="0in" fo:margin-top="0.0835in" fo:margin-bottom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.0835in" fo:margin-bottom="0in" fo:orphans="2" fo:widows="2" fo:text-indent="0in" style:auto-text-indent="false" fo:padding="0in" fo:border="none" style:writing-mode="lr-tb"/>
      <style:text-properties fo:font-variant="normal" fo:text-transform="none" fo:color="#500050" style:font-name="Verdana" fo:font-size="9.75pt" fo:letter-spacing="normal" fo:font-style="normal" fo:font-weight="normal" fo:background-color="transparent"/>
    </style:style>
    <style:style style:name="P3" style:family="paragraph" style:parent-style-name="Text_20_body">
      <style:paragraph-properties fo:margin-left="0in" fo:margin-right="0in" fo:margin-top="0.0835in" fo:margin-bottom="0in" fo:orphans="2" fo:widows="2" fo:text-indent="0in" style:auto-text-indent="false" fo:padding="0in" fo:border="none" style:writing-mode="lr-tb"/>
      <style:text-properties fo:font-variant="normal" fo:text-transform="none" fo:color="#500050" fo:letter-spacing="normal" fo:background-color="transparent"/>
    </style:style>
    <style:style style:name="P4" style:family="paragraph" style:parent-style-name="Text_20_body">
      <style:paragraph-properties fo:margin-left="0in" fo:margin-right="0in" fo:margin-top="0.0835in" fo:margin-bottom="0in" fo:orphans="2" fo:widows="2" fo:text-indent="0in" style:auto-text-indent="false" fo:padding="0in" fo:border="none" style:writing-mode="lr-tb"/>
      <style:text-properties fo:font-variant="normal" fo:text-transform="none" fo:color="#222222" fo:letter-spacing="normal" fo:background-color="transparent"/>
    </style:style>
    <style:style style:name="P5" style:family="paragraph" style:parent-style-name="Text_20_body">
      <style:paragraph-properties fo:margin-left="0in" fo:margin-right="0in" fo:margin-top="0.0835in" fo:margin-bottom="0in" fo:orphans="2" fo:widows="2" fo:text-indent="0in" style:auto-text-indent="false" fo:padding="0in" fo:border="none" style:writing-mode="lr-tb"/>
      <style:text-properties fo:font-variant="normal" fo:text-transform="none" fo:color="#222222" style:font-name="Verdana" fo:font-size="9.75pt" fo:letter-spacing="normal" fo:font-style="normal" fo:font-weight="normal" fo:background-color="transparent"/>
    </style:style>
    <style:style style:name="P6" style:family="paragraph" style:parent-style-name="Text_20_body">
      <style:paragraph-properties fo:margin-left="0in" fo:margin-right="0in" fo:margin-top="0.0835in" fo:margin-bottom="0in" fo:orphans="2" fo:widows="2" fo:text-indent="0in" style:auto-text-indent="false" fo:padding="0in" fo:border="none" style:writing-mode="lr-tb"/>
    </style:style>
    <style:style style:name="P7" style:family="paragraph" style:parent-style-name="Text_20_body">
      <style:paragraph-properties fo:margin-left="0in" fo:margin-right="0in" fo:margin-top="0.0209in" fo:margin-bottom="0in" fo:orphans="2" fo:widows="2" fo:text-indent="0in" style:auto-text-indent="false" fo:padding="0in" fo:border="none" style:writing-mode="lr-tb"/>
      <style:text-properties fo:font-variant="normal" fo:text-transform="none" fo:color="#222222" style:font-name="Verdana" fo:font-size="9.75pt" fo:letter-spacing="normal" fo:font-style="normal" fo:font-weight="normal"/>
    </style:style>
    <style:style style:name="P8" style:family="paragraph" style:parent-style-name="Table_20_Heading">
      <style:paragraph-properties fo:margin-left="0in" fo:margin-right="0in" fo:text-align="end" style:justify-single-word="false" fo:text-indent="0in" style:auto-text-indent="false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0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fo:color="#222222" style:font-name="Roboto"/>
    </style:style>
    <style:style style:name="P11" style:family="paragraph" style:parent-style-name="Table_20_Contents">
      <style:paragraph-properties fo:margin-left="0in" fo:margin-right="0in" fo:margin-top="0in" fo:margin-bottom="0in" style:line-height-at-least="0.1874in" fo:text-align="center" style:justify-single-word="false" fo:text-indent="0in" style:auto-text-indent="false" fo:padding="0in" fo:border="none"/>
      <style:text-properties fo:color="#444444" fo:font-size="2pt" style:font-size-asian="2pt" style:font-size-complex="2pt"/>
    </style:style>
    <style:style style:name="P12" style:family="paragraph" style:parent-style-name="Table_20_Contents">
      <style:paragraph-properties fo:margin-left="0in" fo:margin-right="0in" fo:margin-top="0in" fo:margin-bottom="0in" style:line-height-at-least="0.2083in" fo:text-indent="0in" style:auto-text-indent="false" style:writing-mode="lr-tb"/>
      <style:text-properties fo:color="#5f6368" style:font-name="Roboto"/>
    </style:style>
    <style:style style:name="P13" style:family="paragraph" style:parent-style-name="Heading_20_3">
      <style:paragraph-properties fo:margin-left="0in" fo:margin-right="0in" fo:margin-top="0in" fo:margin-bottom="0in" fo:text-indent="0in" style:auto-text-indent="false"/>
      <style:text-properties fo:color="#202124" style:font-name="Roboto" fo:font-weight="bold"/>
    </style:style>
    <style:style style:name="P14" style:family="paragraph" style:parent-style-name="Text_20_body">
      <style:paragraph-properties fo:margin-top="0.0835in" fo:margin-bottom="0in" fo:padding="0in" fo:border="none" style:writing-mode="lr-tb"/>
    </style:style>
    <style:style style:name="P15" style:family="paragraph" style:parent-style-name="Text_20_body">
      <style:paragraph-properties fo:margin-top="0.0835in" fo:margin-bottom="0in" fo:padding="0in" fo:border="none" style:writing-mode="lr-tb"/>
      <style:text-properties fo:background-color="transparent"/>
    </style:style>
    <style:style style:name="P16" style:family="paragraph" style:parent-style-name="Text_20_body">
      <style:paragraph-properties fo:margin-top="0.0835in" fo:margin-bottom="0in" fo:padding="0in" fo:border="none" style:writing-mode="lr-tb"/>
      <style:text-properties style:font-name="Verdana" fo:font-size="10pt" fo:background-color="transparent"/>
    </style:style>
    <style:style style:name="P17" style:family="paragraph" style:parent-style-name="Text_20_body">
      <style:paragraph-properties fo:margin-top="0.0835in" fo:margin-bottom="0in" style:line-height-at-least="0.098in" fo:padding="0in" fo:border="none" style:writing-mode="lr-tb"/>
    </style:style>
    <style:style style:name="P18" style:family="paragraph" style:parent-style-name="Text_20_body">
      <style:paragraph-properties fo:margin-top="0.0835in" fo:margin-bottom="0in" fo:padding="0in" fo:border="none" style:writing-mode="lr-tb"/>
      <style:text-properties fo:font-size="9pt" fo:background-color="transparent"/>
    </style:style>
    <style:style style:name="P19" style:family="paragraph" style:parent-style-name="Text_20_body">
      <style:paragraph-properties fo:margin-top="0.0835in" fo:margin-bottom="0in" fo:orphans="2" fo:widows="2" fo:padding="0in" fo:border="none" style:writing-mode="lr-tb"/>
      <style:text-properties fo:font-variant="normal" fo:text-transform="none" fo:color="#500050" style:font-name="Verdana" fo:font-size="9.75pt" fo:letter-spacing="normal" fo:font-style="normal" fo:font-weight="normal" fo:background-color="transparent"/>
    </style:style>
    <style:style style:name="P20" style:family="paragraph" style:parent-style-name="Text_20_body">
      <style:paragraph-properties fo:margin-top="0.0835in" fo:margin-bottom="0in" fo:orphans="2" fo:widows="2" fo:padding="0in" fo:border="none" style:writing-mode="lr-tb"/>
      <style:text-properties fo:font-variant="normal" fo:text-transform="none" fo:color="#500050" fo:letter-spacing="normal" fo:background-color="transparent"/>
    </style:style>
    <style:style style:name="P21" style:family="paragraph" style:parent-style-name="Standard">
      <style:paragraph-properties fo:padding="0in" fo:border="none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paragraph-properties fo:margin-left="0.2083in" fo:margin-right="0in" fo:margin-top="0in" fo:margin-bottom="0in" style:line-height-at-least="0.1874in" fo:text-align="center" style:justify-single-word="false" fo:text-indent="0in" style:auto-text-indent="false" fo:padding="0in" fo:border="none"/>
      <style:text-properties fo:color="#444444" fo:background-color="transparent"/>
    </style:style>
    <style:style style:name="P24" style:family="paragraph" style:parent-style-name="Table_20_Contents">
      <style:paragraph-properties fo:margin-left="0.0417in" fo:margin-right="0in" fo:margin-top="0in" fo:margin-bottom="0in" style:line-height-at-least="0.2083in" fo:text-indent="0in" style:auto-text-indent="false" fo:padding="0in" fo:border="none"/>
    </style:style>
    <style:style style:name="P25" style:family="paragraph" style:parent-style-name="Table_20_Contents">
      <style:paragraph-properties fo:margin-top="0in" fo:margin-bottom="0in"/>
    </style:style>
    <style:style style:name="P26" style:family="paragraph" style:parent-style-name="Table_20_Contents">
      <style:paragraph-properties fo:margin-top="0in" fo:margin-bottom="0in"/>
      <style:text-properties style:font-name="Roboto"/>
    </style:style>
    <style:style style:name="T1" style:family="text">
      <style:text-properties style:font-name="Roboto"/>
    </style:style>
    <style:style style:name="T2" style:family="text">
      <style:text-properties fo:color="#222222" fo:font-weight="normal"/>
    </style:style>
    <style:style style:name="T3" style:family="text">
      <style:text-properties fo:color="#1155cc" fo:font-size="9pt" fo:background-color="transparent"/>
    </style:style>
    <style:style style:name="T4" style:family="text">
      <style:text-properties fo:color="#1155cc" style:font-name="Roboto"/>
    </style:style>
    <style:style style:name="T5" style:family="text">
      <style:text-properties fo:font-size="9pt" fo:background-color="transparent"/>
    </style:style>
    <style:style style:name="T6" style:family="text">
      <style:text-properties style:font-name="Verdana" fo:font-size="9.75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style:style style:name="Sect3" style:family="section">
      <style:section-properties fo:background-color="#e8eaed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16d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h text:style-name="P13" text:outline-level="3">Jane Herbert</text:h>
                  </table:table-cell>
                </table:table-row>
              </table:table>
              <text:p text:style-name="P9"/>
            </table:table-cell>
            <table:table-cell table:style-name="Table1.A1" office:value-type="string">
              <text:p text:style-name="P10"><text:bookmark text:name=":15n"/>Oct 21, 2018, 5:03 PM (5 days ago)</text:p>
            </table:table-cell>
            <table:table-cell table:style-name="Table1.A1" office:value-type="string">
              <text:p text:style-name="P9"/>
            </table:table-cell>
            <table:table-cell table:style-name="Table1.A1" table:number-rows-spanned="2" office:value-type="string">
              <text:p text:style-name="P23"><draw:frame draw:style-name="fr1" draw:name="graphics1" text:anchor-type="as-char" svg:width="0.2083in" svg:height="0.2083in" draw:z-index="1"><draw:image xlink:href="https://mail.google.com/mail/u/0/images/cleardot.gif" xlink:type="simple" xlink:show="embed" xlink:actuate="onLoad"/></draw:frame></text:p>
              <text:section text:style-name="Sect2" text:name=":15z">
                <text:p text:style-name="P11"><draw:frame draw:style-name="fr1" draw:name="graphics2" text:anchor-type="as-char" svg:width="0.2083in" svg:height="0.2083in" draw:z-index="2"><draw:image xlink:href="https://mail.google.com/mail/u/0/images/cleardot.gif" xlink:type="simple" xlink:show="embed" xlink:actuate="onLoad"/></draw:frame></text:p>
                <table:table table:name="Table3" table:style-name="Table3">
                  <table:table-column table:style-name="Table3.A"/>
                  <table:table-row>
                    <table:table-cell table:style-name="Table3.A1" office:value-type="string">
                      <text:p text:style-name="P12">to me</text:p>
                      <text:p text:style-name="P24"><draw:frame draw:style-name="fr1" draw:name="graphics3" text:anchor-type="as-char" svg:width="0.2083in" svg:height="0.2083in" draw:z-index="3"><draw:image xlink:href="https://mail.google.com/mail/u/0/images/cleardot.gif" xlink:type="simple" xlink:show="embed" xlink:actuate="onLoad"/></draw:frame><text:bookmark text:name=":160"/></text:p>
                    </table:table-cell>
                  </table:table-row>
                </table:table>
                <text:p text:style-name="Table_20_Contents"/>
              </text:section>
            </table:table-cell>
          </table:table-row>
          <table:table-row>
            <table:table-cell table:style-name="Table1.A1" table:number-columns-spanned="3" office:value-type="string">
              <text:p text:style-name="P22"/>
            </table:table-cell>
            <table:covered-table-cell/>
            <table:covered-table-cell/>
            <table:covered-table-cell/>
          </table:table-row>
        </table:table>
        <text:section text:style-name="Sect1" text:name=":16c">
          <text:p text:style-name="Text_20_body"/>
        </text:section>
        <text:section text:style-name="Sect1" text:name=":161">
          <text:p text:style-name="Text_20_body"/>
        </text:section>
        <text:section text:style-name="Sect1" text:name=":16a">
          <text:p text:style-name="P1"/>
          <text:section text:style-name="Sect1" text:name=":16b">
            <text:p text:style-name="P14">codes!</text:p>
            <text:p text:style-name="P14"/>
            <text:p text:style-name="P14"><text:span text:style-name="T5">---------- Forwarded message ---------<text:line-break/>From: &lt;</text:span><text:a xlink:type="simple" xlink:href="mailto:leck@midcoast.com" office:target-frame-name="_blank" xlink:show="new" text:style-name="Internet_20_link" text:visited-style-name="Visited_20_Internet_20_Link"><text:span text:style-name="T3">leck@midcoast.com</text:span></text:a><text:span text:style-name="T5">&gt;<text:line-break/>Date: Sun, Oct 21, 2018 at 4:38 PM<text:line-break/>Subject: Fwd: Codes<text:line-break/>To: Jane Herbert &lt;</text:span><text:a xlink:type="simple" xlink:href="mailto:viewscaper@gmail.com" office:target-frame-name="_blank" xlink:show="new" text:style-name="Internet_20_link" text:visited-style-name="Visited_20_Internet_20_Link"><text:span text:style-name="T3">viewscaper@gmail.com</text:span></text:a><text:span text:style-name="T5">&gt;</text:span></text:p>
            <text:p text:style-name="P14"/>
            <text:p text:style-name="P14"/>
            <text:p text:style-name="P15"> </text:p>
            <text:p text:style-name="P14"/>
            <text:p text:style-name="P16">-------- Original Message --------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8">Subject:</text:p>
                </table:table-cell>
                <table:table-cell table:style-name="Table4.A1" office:value-type="string">
                  <text:p text:style-name="P26">Codes</text:p>
                </table:table-cell>
              </table:table-row>
              <table:table-row>
                <table:table-cell table:style-name="Table4.A1" office:value-type="string">
                  <text:p text:style-name="P8">Date:</text:p>
                </table:table-cell>
                <table:table-cell table:style-name="Table4.A1" office:value-type="string">
                  <text:p text:style-name="P26">2018-10-21 16:11</text:p>
                </table:table-cell>
              </table:table-row>
              <table:table-row>
                <table:table-cell table:style-name="Table4.A1" office:value-type="string">
                  <text:p text:style-name="P8">From:</text:p>
                </table:table-cell>
                <table:table-cell table:style-name="Table4.A1" office:value-type="string">
                  <text:p text:style-name="P25"><text:a xlink:type="simple" xlink:href="mailto:leck@midcoast.com" office:target-frame-name="_blank" xlink:show="new" text:style-name="Internet_20_link" text:visited-style-name="Visited_20_Internet_20_Link"><text:span text:style-name="T4">leck@midcoast.com</text:span></text:a></text:p>
                </table:table-cell>
              </table:table-row>
              <table:table-row>
                <table:table-cell table:style-name="Table4.A1" office:value-type="string">
                  <text:p text:style-name="P8">To:</text:p>
                </table:table-cell>
                <table:table-cell table:style-name="Table4.A1" office:value-type="string">
                  <text:p text:style-name="P25"><text:span text:style-name="T1">Jane Herbert &lt;</text:span><text:a xlink:type="simple" xlink:href="mailto:viewscaper@gmail.com" office:target-frame-name="_blank" xlink:show="new" text:style-name="Internet_20_link" text:visited-style-name="Visited_20_Internet_20_Link"><text:span text:style-name="T4">viewscaper@gmail.com</text:span></text:a><text:span text:style-name="T1">&gt;</text:span></text:p>
                </table:table-cell>
              </table:table-row>
            </table:table>
            <text:p text:style-name="P14"/>
            <text:p text:style-name="P16">B16- 4 in shelf brackets </text:p>
            <text:p text:style-name="P16">B16-5 1/2 shelf brackets </text:p>
            <text:p text:style-name="P16">A1- h horizontal paper towel holder</text:p>
            <text:p text:style-name="P16">A1- v vertical paper towel holder</text:p>
            <text:p text:style-name="P16">A2- horizontal toilet tissue hokder </text:p>
            <text:p text:style-name="P16">A-2 vertical toilet tissue holder</text:p>
            <text:p text:style-name="P16">B21- spiral </text:p>
            <text:p text:style-name="P16">B21 - knob </text:p>
            <text:p text:style-name="P16">TP- lg tabletop plateholder</text:p>
            <text:p text:style-name="P16">TP- med tabletop plateholder</text:p>
            <text:p text:style-name="P16">TP- sm tabletop plateholder </text:p>
            <text:p text:style-name="P16">WP- wall plateholder</text:p>
            <text:p text:style-name="P16">WB - wall bowl holder </text:p>
            <text:p text:style-name="P16"><text:soft-page-break/>ok what else is there ?</text:p>
            <text:p text:style-name="P14"/>
            <text:p text:style-name="P16">B21- scroll </text:p>
            <text:p text:style-name="P16">CR - Curtain rings</text:p>
            <text:section text:style-name="Sect3" text:name=":15x">
              <text:p text:style-name="P17"><draw:frame draw:style-name="fr1" draw:name="graphics4" text:anchor-type="as-char" svg:width="0.25in" svg:height="0.1146in" draw:z-index="0"><draw:image xlink:href="https://ssl.gstatic.com/ui/v1/icons/mail/images/cleardot.gif" xlink:type="simple" xlink:show="embed" xlink:actuate="onLoad"/></draw:frame></text:p>
            </text:section>
          </text:section>
        </text:section>
      </text:section>
      <text:section text:style-name="Sect1" text:name=":15u">
        <text:p text:style-name="P21"><draw:frame draw:style-name="fr1" draw:name=":0" text:anchor-type="as-char" svg:width="0.3335in" svg:height="0.3335in" draw:z-index="4"><draw:image xlink:href="https://plus.google.com/u/0/_/focus/photos/public/AIbEiAIAAABDCKeWr6HUg5WMPiILdmNhcmRfcGhvdG8qKDY3NmFlMjZiMmM2NjgyMDM3ZmVmYzk4MmMzMjg4NDlhMjJlMTAzODEwAW2AndViSUvQ5YCpjqx5ohAcfxK_?sz=48" xlink:type="simple" xlink:show="embed" xlink:actuate="onLoad"/></draw:frame><text:bookmark text:name=":0_9-e"/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row>
                  <table:table-cell table:style-name="Table6.A1" office:value-type="string">
                    <text:h text:style-name="P13" text:outline-level="3">Jane Herbert</text:h>
                  </table:table-cell>
                </table:table-row>
              </table:table>
              <text:p text:style-name="P9"/>
            </table:table-cell>
            <table:table-cell table:style-name="Table5.A1" office:value-type="string">
              <text:p text:style-name="P10"><text:bookmark text:name=":15p"/>Oct 23, 2018, 8:12 AM (3 days ago)</text:p>
            </table:table-cell>
            <table:table-cell table:style-name="Table5.A1" office:value-type="string">
              <text:p text:style-name="P9"/>
            </table:table-cell>
            <table:table-cell table:style-name="Table5.A1" table:number-rows-spanned="2" office:value-type="string">
              <text:p text:style-name="P23"><draw:frame draw:style-name="fr1" draw:name="graphics5" text:anchor-type="as-char" svg:width="0.2083in" svg:height="0.2083in" draw:z-index="5"><draw:image xlink:href="https://mail.google.com/mail/u/0/images/cleardot.gif" xlink:type="simple" xlink:show="embed" xlink:actuate="onLoad"/></draw:frame></text:p>
              <text:section text:style-name="Sect2" text:name=":17i">
                <text:p text:style-name="P11"><draw:frame draw:style-name="fr1" draw:name="graphics6" text:anchor-type="as-char" svg:width="0.2083in" svg:height="0.2083in" draw:z-index="6"><draw:image xlink:href="https://mail.google.com/mail/u/0/images/cleardot.gif" xlink:type="simple" xlink:show="embed" xlink:actuate="onLoad"/></draw:frame></text:p>
                <table:table table:name="Table7" table:style-name="Table7">
                  <table:table-column table:style-name="Table7.A"/>
                  <table:table-row>
                    <table:table-cell table:style-name="Table7.A1" office:value-type="string">
                      <text:p text:style-name="P12">to <text:span text:style-name="T2">phyllis</text:span>, me, Jane</text:p>
                      <text:p text:style-name="P24"><draw:frame draw:style-name="fr1" draw:name="graphics7" text:anchor-type="as-char" svg:width="0.2083in" svg:height="0.2083in" draw:z-index="7"><draw:image xlink:href="https://mail.google.com/mail/u/0/images/cleardot.gif" xlink:type="simple" xlink:show="embed" xlink:actuate="onLoad"/></draw:frame><text:bookmark text:name=":17h"/></text:p>
                    </table:table-cell>
                  </table:table-row>
                </table:table>
                <text:p text:style-name="Table_20_Contents"/>
              </text:section>
            </table:table-cell>
          </table:table-row>
          <table:table-row>
            <table:table-cell table:style-name="Table5.A1" table:number-columns-spanned="3" office:value-type="string">
              <text:p text:style-name="P22"/>
            </table:table-cell>
            <table:covered-table-cell/>
            <table:covered-table-cell/>
            <table:covered-table-cell/>
          </table:table-row>
        </table:table>
        <text:section text:style-name="Sect1" text:name=":15t">
          <text:p text:style-name="Text_20_body"/>
        </text:section>
        <text:section text:style-name="Sect1" text:name=":17g">
          <text:p text:style-name="Text_20_body"/>
        </text:section>
        <text:section text:style-name="Sect1" text:name=":15r">
          <text:p text:style-name="P1"/>
          <text:section text:style-name="Sect1" text:name=":15s">
            <text:p text:style-name="P14"/>
            <text:p text:style-name="P18">Here are the codes for Scottish Lion Wrought Iron which may be abbreviated if necessary.</text:p>
            <text:p text:style-name="P14"/>
            <text:p text:style-name="P18">Phyllis, I would appreciate if you would please check and make sure this is correct.</text:p>
            <text:p text:style-name="P14"/>
            <text:p text:style-name="P18">List of codes.</text:p>
            <text:p text:style-name="P2">B16- 4 in shelf brackets </text:p>
            <text:p text:style-name="P19">B16-5 1/2 shelf brackets</text:p>
            <text:p text:style-name="P4">    <text:span text:style-name="T6">B21- scroll </text:span></text:p>
            <text:p text:style-name="P3">    <text:span text:style-name="T6">B21- spiral </text:span></text:p>
            <text:p text:style-name="P20">    <text:span text:style-name="T6">B21 - knob </text:span></text:p>
            <text:p text:style-name="P4">    <text:span text:style-name="T6">B21 - basket end (Norm - I  don't think the word "end" is essential - if space does not allow for it)</text:span></text:p>
            <text:p text:style-name="P5">CR - Curtain rings</text:p>
            <text:p text:style-name="P5">TP- lg tabletop plateholder</text:p>
            <text:p text:style-name="P4">    <text:span text:style-name="T6">TP - lg Heart</text:span></text:p>
            <text:p text:style-name="P4">    <text:span text:style-name="T6">TP - lg Single Scroll</text:span></text:p>
            <text:p text:style-name="P4">    <text:span text:style-name="T6">TP - lg Double Scroll</text:span></text:p>
            <text:p text:style-name="P5">TP- med tabletop plateholder</text:p>
            <text:p text:style-name="P4">    <text:span text:style-name="T6">TP - med heart</text:span></text:p>
            <text:p text:style-name="P4">    <text:span text:style-name="T6">TP - Med Single Scroll</text:span></text:p>
            <text:p text:style-name="P4">    <text:span text:style-name="T6">TP - Med Double Scroll</text:span></text:p>
            <text:p text:style-name="P5">TP- sm tabletop plateholder    </text:p>
            <text:p text:style-name="P4">    <text:span text:style-name="T6">TP - sm -heart</text:span></text:p>
            <text:p text:style-name="P4"><text:soft-page-break/>    <text:span text:style-name="T6">TP - sm -Single Scroll</text:span></text:p>
            <text:p text:style-name="P4">    <text:span text:style-name="T6">TP - sm - Double Scroll</text:span></text:p>
            <text:p text:style-name="P5">WP- is single wall plateholder</text:p>
            <text:p text:style-name="P4">    <text:span text:style-name="T6">WP - heart</text:span></text:p>
            <text:p text:style-name="P4">    <text:span text:style-name="T6">WP -plain finial</text:span></text:p>
            <text:p text:style-name="P4">    <text:span text:style-name="T6">WP - Single Scroll</text:span></text:p>
            <text:p text:style-name="P4">    <text:span text:style-name="T6">WP - Double Scroll Ram</text:span></text:p>
            <text:p text:style-name="P6"/>
            <text:p text:style-name="P5">Wp - 2  is double wall plate holder   </text:p>
            <text:p text:style-name="P4">    <text:span text:style-name="T6">WP - 2 heart</text:span></text:p>
            <text:p text:style-name="P4">    <text:span text:style-name="T6">WP - 2 plain finial</text:span></text:p>
            <text:p text:style-name="P4">    <text:span text:style-name="T6">WP - 2 Single Scroll</text:span></text:p>
            <text:p text:style-name="P4">    <text:span text:style-name="T6">WP - 2 Double Scroll Ram</text:span></text:p>
            <text:p text:style-name="P5">Wp-5 is a two piece wall plate holder for 5 plates </text:p>
            <text:p text:style-name="P4">   <text:span text:style-name="T6">WP - 5 heart</text:span></text:p>
            <text:p text:style-name="P4">    <text:span text:style-name="T6">WP - 5 plain finial</text:span></text:p>
            <text:p text:style-name="P4">    <text:span text:style-name="T6">WP - 5 Single Scroll</text:span></text:p>
            <text:p text:style-name="P4">    <text:span text:style-name="T6">WP - 5 Double Scroll Ram</text:span></text:p>
            <text:p text:style-name="P7"/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RobotoDraft, Helvetica, Arial, sans-serif"/>
    <style:font-face style:name="Verdana" svg:font-family="Verdana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mand Bosse</meta:initial-creator>
    <meta:creation-date>2018-10-26T22:57:11.85</meta:creation-date>
    <dc:date>2018-11-20T22:12:20.22</dc:date>
    <dc:creator>Normand Bosse</dc:creator>
    <meta:editing-duration>PT35S</meta:editing-duration>
    <meta:editing-cycles>2</meta:editing-cycles>
    <meta:generator>OpenOffice/4.1.3$Win32 OpenOffice.org_project/413m1$Build-9783</meta:generator>
    <meta:printed-by>Normand Bosse</meta:printed-by>
    <meta:print-date>2018-11-03T21:22:40.52</meta:print-date>
    <meta:document-statistic meta:table-count="7" meta:image-count="8" meta:object-count="0" meta:page-count="3" meta:paragraph-count="79" meta:word-count="340" meta:character-count="1888"/>
  </office:meta>
</office:document-meta>
</file>